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df08" officeooo:paragraph-rsid="0003df08"/>
    </style:style>
    <style:style style:name="P2" style:family="paragraph" style:parent-style-name="Standard">
      <style:paragraph-properties fo:text-align="justify" style:justify-single-word="false"/>
      <style:text-properties officeooo:rsid="0003df08" officeooo:paragraph-rsid="0003df08"/>
    </style:style>
    <style:style style:name="P3" style:family="paragraph" style:parent-style-name="Standard">
      <style:paragraph-properties fo:text-align="justify" style:justify-single-word="false"/>
      <style:text-properties officeooo:rsid="0003df08" officeooo:paragraph-rsid="000b0ddb"/>
    </style:style>
    <style:style style:name="P4" style:family="paragraph" style:parent-style-name="Standard">
      <style:paragraph-properties fo:text-align="justify" style:justify-single-word="false"/>
      <style:text-properties officeooo:rsid="0003df08" officeooo:paragraph-rsid="000c6ec0"/>
    </style:style>
    <style:style style:name="P5" style:family="paragraph" style:parent-style-name="Standard">
      <style:paragraph-properties fo:text-align="justify" style:justify-single-word="false"/>
      <style:text-properties officeooo:rsid="000765a2" officeooo:paragraph-rsid="000765a2"/>
    </style:style>
    <style:style style:name="P6" style:family="paragraph" style:parent-style-name="Standard">
      <style:paragraph-properties fo:text-align="justify" style:justify-single-word="false"/>
      <style:text-properties officeooo:rsid="000c6ec0" officeooo:paragraph-rsid="000c6ec0"/>
    </style:style>
    <style:style style:name="P7" style:family="paragraph" style:parent-style-name="Standard">
      <style:paragraph-properties fo:text-align="justify" style:justify-single-word="false"/>
      <style:text-properties officeooo:rsid="000f9910" officeooo:paragraph-rsid="000f9910"/>
    </style:style>
    <style:style style:name="T1" style:family="text">
      <style:text-properties officeooo:rsid="0003df08"/>
    </style:style>
    <style:style style:name="T2" style:family="text">
      <style:text-properties officeooo:rsid="0005693b"/>
    </style:style>
    <style:style style:name="T3" style:family="text">
      <style:text-properties officeooo:rsid="000765a2"/>
    </style:style>
    <style:style style:name="T4" style:family="text">
      <style:text-properties officeooo:rsid="00095b21"/>
    </style:style>
    <style:style style:name="T5" style:family="text">
      <style:text-properties officeooo:rsid="000ab0d1"/>
    </style:style>
    <style:style style:name="T6" style:family="text">
      <style:text-properties officeooo:rsid="000b0ddb"/>
    </style:style>
    <style:style style:name="T7" style:family="text">
      <style:text-properties officeooo:rsid="000c6ec0"/>
    </style:style>
    <style:style style:name="T8" style:family="text">
      <style:text-properties officeooo:rsid="000e258e"/>
    </style:style>
    <style:style style:name="T9" style:family="text">
      <style:text-properties officeooo:rsid="00101efa"/>
    </style:style>
    <style:style style:name="T10" style:family="text">
      <style:text-properties officeooo:rsid="00109318"/>
    </style:style>
    <style:style style:name="T11" style:family="text">
      <style:text-properties officeooo:rsid="00121eab"/>
    </style:style>
    <style:style style:name="T12" style:family="text">
      <style:text-properties officeooo:rsid="001313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 Projet L3 <text:span text:style-name="T3">Groupe 6</text:span></text:p>
      <text:p text:style-name="P1"/>
      <text:p text:style-name="P2">Langage : JAVA</text:p>
      <text:p text:style-name="P2">Lib Graphique : swing <text:span text:style-name="T2">ou FX</text:span></text:p>
      <text:p text:style-name="P5">IDE : eclipse et intellij idea</text:p>
      <text:p text:style-name="P5">SGBD : MYSQL</text:p>
      <text:p text:style-name="P2"/>
      <text:p text:style-name="P2">Idée :</text:p>
      <text:p text:style-name="P2">3 modes : facile, normal, difficile</text:p>
      <text:p text:style-name="P2"><text:tab/>-facile utilisation de checkpoint et mouvement des objets lent</text:p>
      <text:p text:style-name="P2"><text:tab/>-jeux normal</text:p>
      <text:p text:style-name="P2"><text:tab/>-difficile augmentation de la vitesse de déplacement des objets/gravité</text:p>
      <text:p text:style-name="P2"/>
      <text:p text:style-name="P2">Cont<text:span text:style-name="T10">rô</text:span>l<text:span text:style-name="T11">e</text:span>s :</text:p>
      <text:p text:style-name="P2"><text:tab/>-clavier uniquement</text:p>
      <text:p text:style-name="P2"><text:tab/>-clavier et souris</text:p>
      <text:p text:style-name="P2"><text:tab/>-souris uniquement</text:p>
      <text:p text:style-name="P2"/>
      <text:p text:style-name="P2">Déplacement :</text:p>
      <text:p text:style-name="P2"><text:tab/>-sur l'axe des Y avec le saut de la bille</text:p>
      <text:p text:style-name="P2"><text:tab/>-sur l'axe des X avec le déplacement latéral induit par souris ou clavier</text:p>
      <text:p text:style-name="P2"/>
      <text:p text:style-name="P2">Milieux :</text:p>
      <text:p text:style-name="P2"><text:tab/>-parois rebondissante</text:p>
      <text:p text:style-name="P2"><text:tab/>-0 gravité</text:p>
      <text:p text:style-name="P2"/>
      <text:p text:style-name="P2">Bonus :</text:p>
      <text:p text:style-name="P2"><text:tab/>-<text:span text:style-name="T4">Objet avec effet</text:span></text:p>
      <text:p text:style-name="P2"><text:tab/>-<text:span text:style-name="T4">contrôle de la vitesse (ex :molette)</text:span></text:p>
      <text:p text:style-name="P2"><text:tab/>-m<text:span text:style-name="T4">ode arcade</text:span></text:p>
      <text:p text:style-name="P2"><text:tab/>-<text:span text:style-name="T4">mode invulnérable</text:span></text:p>
      <text:p text:style-name="P2"><text:tab/>-<text:span text:style-name="T4">duel : lancé de forme perdant premier qui entre en collision avec une forme </text:span></text:p>
      <text:p text:style-name="P2"><text:tab/>-<text:span text:style-name="T5">duel : écran scindé celui qui va le plus loin / non scindé bille peuvent pas entrer en collision</text:span></text:p>
      <text:p text:style-name="P2"><text:tab/>-<text:span text:style-name="T6">plus de couleurs</text:span></text:p>
      <text:p text:style-name="P2"><text:tab/>-<text:span text:style-name="T7">éviter des obstacles</text:span></text:p>
      <text:p text:style-name="P2"><text:tab/>-<text:span text:style-name="T8">changer forme/taille bille</text:span></text:p>
      <text:p text:style-name="P2"><text:tab/>-<text:span text:style-name="T9">plus de forme</text:span></text:p>
      <text:p text:style-name="P2"/>
      <text:p text:style-name="P3"><text:span text:style-name="T6">Vue :</text:span></text:p>
      <text:p text:style-name="P3"><text:tab/>-<text:span text:style-name="T6">Vue écran principale</text:span></text:p>
      <text:p text:style-name="P3"><text:tab/>-<text:span text:style-name="T6">Vue option</text:span></text:p>
      <text:p text:style-name="P4"><text:tab/>-<text:span text:style-name="T6">Vue jeu</text:span></text:p>
      <text:p text:style-name="P4"><text:tab/>-<text:span text:style-name="T7">Vue score</text:span></text:p>
      <text:p text:style-name="P4"><text:tab/>-<text:span text:style-name="T7">Vue Crédit</text:span></text:p>
      <text:p text:style-name="P4"><text:tab/>-<text:span text:style-name="T7">Vue Règles</text:span></text:p>
      <text:p text:style-name="P4"/>
      <text:p text:style-name="P6">Contrôleur :</text:p>
      <text:p text:style-name="P6"><text:tab/><text:span text:style-name="T1">-</text:span>Contrôleur<text:span text:style-name="T1"> écran principale</text:span></text:p>
      <text:p text:style-name="P4"><text:tab/>-<text:span text:style-name="T7">Contrôleur option</text:span></text:p>
      <text:p text:style-name="P4"><text:tab/>-<text:span text:style-name="T7">Contrôleur jeu</text:span></text:p>
      <text:p text:style-name="P4"><text:tab/>-<text:span text:style-name="T7">Contrôleur score</text:span></text:p>
      <text:p text:style-name="P4"><text:tab/>-<text:span text:style-name="T7">Contrôleur Crédit</text:span></text:p>
      <text:p text:style-name="P4"><text:soft-page-break/><text:tab/>-<text:span text:style-name="T7">Contrôleur Règle</text:span></text:p>
      <text:p text:style-name="P4"><text:tab/>-<text:span text:style-name="T12">Contrôleur vitesse/gravité</text:span></text:p>
      <text:p text:style-name="P7">Modèle :</text:p>
      <text:p text:style-name="P7"><text:tab/>-Jeu (<text:span text:style-name="T12">fait hériter</text:span>)</text:p>
      <text:p text:style-name="P7"><text:tab/>-Score</text:p>
      <text:p text:style-name="P7"><text:tab/>-Option</text:p>
      <text:p text:style-name="P7"><text:tab/>-Connexion BDD</text:p>
      <text:p text:style-name="P7"><text:tab/>-moteurs (animation etc à découp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6:28:38.925000000</meta:creation-date>
    <dc:date>2018-01-10T16:52:34.344000000</dc:date>
    <meta:editing-duration>PT23M52S</meta:editing-duration>
    <meta:editing-cycles>14</meta:editing-cycles>
    <meta:generator>LibreOffice/4.3.7.2$Windows_x86 LibreOffice_project/8a35821d8636a03b8bf4e15b48f59794652c68ba</meta:generator>
    <meta:document-statistic meta:table-count="0" meta:image-count="0" meta:object-count="0" meta:page-count="2" meta:paragraph-count="52" meta:word-count="197" meta:character-count="1225" meta:non-whitespace-character-count="1041"/>
  </office:meta>
</office:document-meta>
</file>